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Título 1</text:h>
        <text:p text:style-name="Standard">Este é o texto do primeiro capítulo. É uma entrada do índice personalizado.<text:line-break/> <text:alphabetical-index-mark text:string-value="Capítulo"/><text:s text:c="2"/><text:user-index-mark text:string-value="Entrada de índice personalizado" text:index-name="User-Defined" text:outline-level="1"/></text:p>
        <text:h text:style-name="P2" text:outline-level="2">Título 1.1</text:h>
        <text:p text:style-name="Standard">Este é o texto do capítulo 1.1. É uma entrada para o índice geral.<text:line-break/> <text:toc-mark text:string-value="Entrada" text:outline-level="1"/></text:p>
        <text:h text:style-name="P2" text:outline-level="2">Título 1.2</text:h>
        <text:p text:style-name="Standard">Este é o texto do capítulo 1.2. Esta palavra-chave é uma entrada principal.<text:line-break/> <text:alphabetical-index-mark text:string-value="Esta" text:key1="Chave primária" text:key2="Chave secundária"/><text:s text:c="2"/><text:alphabetical-index-mark text:string-value="palavra-chave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ela <text:sequence text:ref-name="refTable0" text:name="Table" text:formula="ooow:Table+1" style:num-format="1">1</text:sequence>: Tabela 1</text:p>
      <text:p text:style-name="Standard"/>
      <text:p text:style-name="Standard"><draw:frame draw:style-name="fr1" draw:name="Rahmen1" text:anchor-type="paragraph" svg:width="5.897cm" draw:z-index="0"><draw:text-box fo:min-height="2.064cm"><text:p text:style-name="Illustration"><draw:frame draw:style-name="fr2" draw:name="Grafik1" text:anchor-type="paragraph" svg:x="0.004cm" svg:y="0.002cm" svg:width="5.897cm" style:rel-width="100%" svg:height="1.519cm" style:rel-height="scale" draw:z-index="1"><draw:image xlink:href="Pictures/100002000000000B0000000B292FD964.png" xlink:type="simple" xlink:show="embed" xlink:actuate="onLoad"/></draw:frame>Ilustração <text:sequence text:ref-name="refIllustration0" text:name="Illustration" text:formula="ooow:Illustration+1" style:num-format="1">1</text:sequence>: Ilustração 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pt" fo:country="PT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1-12-13T18:34:53</dc:date>
    <dc:language>pt-PT</dc:language>
    <meta:editing-cycles>10</meta:editing-cycles>
    <meta:editing-duration>PT1H25M57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3" meta:character-count="303"/>
  </office:meta>
</office:document-meta>
</file>